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 table:number-rows-repeated="104738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1164:peru.R11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7:00:28.967160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06T17:07:30.090078221</dc:date>
    <dc:creator>Jesus Castagnetto</dc:creator>
    <meta:editing-duration>PT12H7M1S</meta:editing-duration>
    <meta:editing-cycles>88</meta:editing-cycles>
    <meta:generator>LibreOffice/6.4.3.2$Linux_X86_64 LibreOffice_project/40$Build-2</meta:generator>
    <meta:document-statistic meta:table-count="1" meta:cell-count="8032" meta:object-count="0"/>
  </office:meta>
</office:document-meta>
</file>